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4pt" style:font-size-asian="14pt" style:font-size-complex="14pt"/>
    </style:style>
    <style:style style:name="P4" style:family="paragraph" style:parent-style-name="Standard">
      <style:paragraph-properties fo:text-align="start" style:justify-single-word="false"/>
      <style:text-properties fo:font-size="18pt" style:font-size-asian="18pt" style:font-size-complex="18pt"/>
    </style:style>
    <style:style style:name="P5" style:family="paragraph" style:parent-style-name="Standard">
      <style:paragraph-properties fo:text-align="start" style:justify-single-word="false"/>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SPITALITA'</text:p>
      <text:p text:style-name="P1"/>
      <text:p text:style-name="P2">SPAZIO TENDE</text:p>
      <text:p text:style-name="P2"/>
      <text:p text:style-name="P3">In una terrazza naturale ombreggiata dal bosco di roveri e noccioli potrete montare la vostra tenda.</text:p>
      <text:p text:style-name="P3">A disposizone di chi campeggia <text:s/>vi è la sala comune con libreria e tavoli, il servizio ristoro/baretto sociale aperto nei week end su prenotazione,l area barbecue e una cucina comune.</text:p>
      <text:p text:style-name="P3"/>
      <text:p text:style-name="P3"/>
      <text:p text:style-name="P4">FORESTERIA/CAMERE</text:p>
      <text:p text:style-name="P3"/>
      <text:p text:style-name="P3">Disponiamo di due camere matrimoniali con bagno privato e di una piccolissima casetta con quattro posti letto</text:p>
      <text:p text:style-name="P3"/>
      <text:p text:style-name="P3"/>
      <text:p text:style-name="P3"/>
      <text:p text:style-name="P3">SPAZI COMUNI</text:p>
      <text:p text:style-name="P3"/>
      <text:p text:style-name="P3">La sala comune. una bolla fuori dal tempo a disposizione degli ospiti.</text:p>
      <text:p text:style-name="P3">Tavoli, divano, stufa a legna una vetrata da cui godere della vista dei boschi circostanti magari leggendo un libro della nostra libreria.</text:p>
      <text:p text:style-name="P3">Appena fuori dalla sala comune una terrazza in legno dalla quale godere del panoprama e nei giorni in cui il cielo è terso arrivare a scorgere la catena delle Alpi. Il bancone che si affaccia direttamente sulla valle è un posto speciale per fermarsi a mangiare o a bere qualcosa contemplando la natura.</text:p>
      <text:p text:style-name="P3">Pedana: sulla piccola pedana in legno appena sopra al ruscello è possibile rilassarsi ascoltando il rumore dell'acqua e dedicarsi a pratiche fisiche o meditative.</text:p>
      <text:p text:style-name="P3"/>
      <text:p text:style-name="P3">In Cascina abbiamo delle abitudini, chiediamo gentilmente ai nostri ospiti di cercare di adeguarsi il più possibile ad esse per il bene del luogo e di chi lo abita, o semplicemente per sperimentare uno stile di vita diverso:</text:p>
      <text:p text:style-name="P3">-si prega di utilizzare solamente saponi naturali per limitare l'inquinamento delle acque, questo è molto importante per preservare gli quilibri del suolo</text:p>
      <text:p text:style-name="P3">-fare attenzione ai rifiuti che si producono, differenziamo i materiali, chiediamo di fare altrettanto, ma sopratutto di portare la minor quantità possibile di materiali che diverranno rifiuti</text:p>
      <text:p text:style-name="P3">-essere responsabili dei propri compagni a 4 zampe, i cani sono benvenuti ma chiediamo ai proprietari di fare si che non nuociano agli equilibri della natura e della cascina</text:p>
      <text:p text:style-name="P3">-pazienza per i rumori, la campagna è viva e in fermento, i galli cantano, le capre chiamano quando è l'ora del fieno e i cani di cascina fanno il loro lavoro di guardiani abbaiando</text:p>
      <text:p text:style-name="P3"><text:soft-page-break/>-togliersi le scarpe per accedere alle camere, alla cucina comune e alla casetta. In questo modo ci aiutate a manteere gli ambiebti più piacevoli per tutti.</text:p>
      <text:p text:style-name="P3">-la cascina produce gran parte dell energia necessaria attraverso un sistema fotovoltaico, per tanto chiediamo di utilizzare apparecchi ad alto consumo <text:s/>(asciugacapelli, piastre ecc) senecessaripossibilmente quando il sole è alto nel cielo.</text:p>
      <text:p text:style-name="P3">Inoltre per fare si che l'impianto non vada in sovraccarico chiediamodi utilizzare solo l'asciugacapelli in dotazione che troverete nel bagno della cucina comune, affinchè non si corra il rischio di accenderne più di uno contemporaneamente.</text:p>
      <text:p text:style-name="P3">-l'acqua calda del bagno comune è generata con il sole, per cui quando non c'è più sole va ad esaurimento e viene ricaricata con il sole del giorno successivo. Perciò è buona norma utilizzare l'acqua calda quando c è il sole e può rigenerarsi.</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abio Ferrari</meta:initial-creator>
    <meta:creation-date>2024-01-10T07:50:51.76</meta:creation-date>
    <dc:date>2024-01-10T09:02:08.68</dc:date>
    <dc:creator>Fabio Ferrari</dc:creator>
    <meta:editing-duration>PT1H1M54S</meta:editing-duration>
    <meta:editing-cycles>3</meta:editing-cycles>
    <meta:generator>OpenOffice/4.1.3$Win32 OpenOffice.org_project/413m1$Build-9783</meta:generator>
    <meta:document-statistic meta:table-count="0" meta:image-count="0" meta:object-count="0" meta:page-count="2" meta:paragraph-count="20" meta:word-count="467" meta:character-count="2919"/>
  </office:meta>
</office:document-meta>
</file>